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1">
          <table:table-cell/>
          <table:table-cell office:value-type="string">
            <text:p>Walkthru</text:p>
          </table:table-cell>
          <table:table-cell office:value-type="string">
            <text:p>TV</text:p>
          </table:table-cell>
          <table:table-cell table:content-validation-name="val1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Login</text:p>
          </table:table-cell>
          <table:table-cell office:value-type="string">
            <text:p>TV</text:p>
          </table:table-cell>
          <table:table-cell table:content-validation-name="val1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Home Page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Schedule Edit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 office:value-type="string">
            <text:p>Edit View:</text:p>
          </table:table-cell>
          <table:table-cell office:value-type="string">
            <text:p>- Blank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Autogen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Vali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Secon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Accepte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Invalid Drag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Mouse Hover</text:p>
          </table:table-cell>
          <table:table-cell office:value-type="string">
            <text:p>J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 office:value-type="string">
            <text:p>Schedule Views:</text:p>
          </table:table-cell>
          <table:table-cell office:value-type="string">
            <text:p>- List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List Filter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Calendar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Calendar Dropdown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Calendar Filter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Summary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Instructor Edit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Instructor Add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Instructor Remove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Courses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Locations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Manage / PeopleSoft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Course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  <table:table-row table:style-name="ro1">
          <table:table-cell/>
          <table:table-cell office:value-type="string">
            <text:p>- Distance</text:p>
          </table:table-cell>
          <table:table-cell office:value-type="string">
            <text:p>VC</text:p>
          </table:table-cell>
          <table:table-cell table:content-validation-name="val2" office:value-type="string">
            <text:p>In Walkthru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11/05/2011</text:date>, <text:time>11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5T11:21:13</dc:date>
    <meta:editing-duration>PT18H04M58S</meta:editing-duration>
    <meta:editing-cycles>12</meta:editing-cycles>
    <meta:generator>OpenOffice.org/3.2$Unix OpenOffice.org_project/320m12$Build-9483</meta:generator>
    <dc:creator>Tyler Vitti</dc:creator>
    <meta:document-statistic meta:table-count="3" meta:cell-count="88" meta:object-count="0"/>
  </office:meta>
</office:document-meta>
</file>